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ans" svg:font-family="OpenSans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2" style:family="text">
      <style:text-properties fo:font-variant="normal" fo:text-transform="none" fo:color="#505050" style:font-name="OpenSans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/text:p>
      <text:p text:style-name="P2">LINK SIM TO CUSTOMER</text:p>
      <text:p text:style-name="P2"/>
      <text:p text:style-name="P5"><text:span text:style-name="T2">localhost:7071/customer/update/1</text:span> </text:p>
      <text:p text:style-name="P2">Request:</text:p>
      <text:p text:style-name="P2"/>
      <text:p text:style-name="P1">{"simcardId":["1"]}</text:p>
      <text:p text:style-name="P1"/>
      <text:p text:style-name="P1">Response:</text:p>
      <text:p text:style-name="P1"/>
      <text:p text:style-name="P1">Customer id :1linked with sim card id :[1]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ans" svg:font-family="OpenSans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2T18:27:16.85</meta:creation-date>
    <meta:generator>OpenOffice/4.1.6$Win32 OpenOffice.org_project/416m1$Build-9790</meta:generator>
    <dc:date>2019-11-12T18:37:24.37</dc:date>
    <meta:editing-duration>PT2M50S</meta:editing-duration>
    <meta:editing-cycles>7</meta:editing-cycles>
    <meta:document-statistic meta:table-count="0" meta:image-count="0" meta:object-count="0" meta:page-count="1" meta:paragraph-count="7" meta:word-count="16" meta:character-count="132"/>
  </office:meta>
</office:document-meta>
</file>